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fo:font-weight="bold" officeooo:rsid="001c204c" officeooo:paragraph-rsid="001c204c"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bold" officeooo:rsid="001c204c" officeooo:paragraph-rsid="001c204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c204c" officeooo:paragraph-rsid="001c204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c204c" officeooo:paragraph-rsid="001c204c" style:font-size-asian="10.5pt" style:font-weight-asian="normal" style:font-size-complex="12pt" style:font-weight-complex="normal"/>
    </style:style>
    <style:style style:name="P5" style:family="paragraph" style:parent-style-name="Standard" style:master-page-name="">
      <style:paragraph-properties fo:text-align="start" style:justify-single-word="false" style:page-number="auto" fo:break-before="auto" fo:break-after="auto"/>
      <style:text-properties fo:font-size="12pt" fo:font-weight="bold" officeooo:rsid="001c204c" officeooo:paragraph-rsid="001c204c"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4f2d" officeooo:paragraph-rsid="001c4f2d" style:font-size-asian="10.5pt" style:font-weight-asian="bold" style:font-size-complex="12pt" style:font-weight-complex="bold"/>
    </style:style>
    <style:style style:name="P7" style:family="paragraph" style:parent-style-name="Standard">
      <style:paragraph-properties fo:text-align="start" style:justify-single-word="false"/>
      <style:text-properties officeooo:paragraph-rsid="001c4f2d"/>
    </style:style>
    <style:style style:name="P8" style:family="paragraph" style:parent-style-name="Standard">
      <style:paragraph-properties fo:text-align="start" style:justify-single-word="false"/>
      <style:text-properties fo:font-size="20pt" fo:font-weight="bold" officeooo:paragraph-rsid="001c4f2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fo:font-weight="bold" officeooo:paragraph-rsid="001c4f2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d637d" officeooo:paragraph-rsid="001d637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d637d" officeooo:paragraph-rsid="001d637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bfcc" officeooo:paragraph-rsid="001dbfc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1dbfcc" officeooo:paragraph-rsid="001dbfc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f6755" officeooo:paragraph-rsid="001f6755"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1f6755" officeooo:paragraph-rsid="001f6755" style:font-size-asian="10.5pt" style:font-weight-asian="normal" style:font-size-complex="12pt" style:font-weight-complex="normal"/>
    </style:style>
    <style:style style:name="P16" style:family="paragraph" style:parent-style-name="Heading_20_2">
      <style:paragraph-properties fo:text-align="start" style:justify-single-word="false"/>
      <style:text-properties fo:font-size="12pt" fo:font-weight="bold" officeooo:rsid="001fce07" officeooo:paragraph-rsid="001fce07" style:font-size-asian="12pt" style:font-weight-asian="bold" style:font-size-complex="12pt" style:font-weight-complex="bold"/>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fo:font-size="12pt" fo:font-weight="bold" officeooo:rsid="001fce07" officeooo:paragraph-rsid="001fce07" style:font-size-asian="12pt" style:font-weight-asian="bold" style:font-size-complex="12pt" style:font-weight-complex="bold"/>
    </style:style>
    <style:style style:name="P19" style:family="paragraph" style:parent-style-name="Text_20_body">
      <style:text-properties fo:font-weight="normal" officeooo:rsid="001fce07" officeooo:paragraph-rsid="001fce07" style:font-size-asian="12pt" style:font-weight-asian="normal" style:font-weight-complex="normal"/>
    </style:style>
    <style:style style:name="P20" style:family="paragraph" style:parent-style-name="Text_20_body">
      <style:text-properties fo:font-weight="bold" officeooo:rsid="001fce07" officeooo:paragraph-rsid="001fce07" style:font-size-asian="12pt" style:font-weight-asian="bold" style:font-weight-complex="bold"/>
    </style:style>
    <style:style style:name="P21" style:family="paragraph" style:parent-style-name="Heading_20_3">
      <style:paragraph-properties fo:margin-top="0cm" fo:margin-bottom="0.247cm" style:contextual-spacing="false" fo:line-height="115%"/>
      <style:text-properties fo:font-size="12pt" fo:font-weight="normal" officeooo:rsid="001fce07" style:font-size-asian="12pt" style:font-weight-asian="normal" style:font-size-complex="12pt" style:font-weight-complex="normal"/>
    </style:style>
    <style:style style:name="P22" style:family="paragraph" style:parent-style-name="Text_20_body" style:list-style-name="L1">
      <style:text-properties fo:font-size="12pt" fo:font-weight="normal" officeooo:rsid="001fce07" style:font-size-asian="12pt" style:font-weight-asian="normal" style:font-size-complex="12pt" style:font-weight-complex="normal"/>
    </style:style>
    <style:style style:name="P23" style:family="paragraph" style:parent-style-name="Text_20_body" style:list-style-name="L2">
      <style:text-properties fo:font-size="12pt" fo:font-weight="normal" officeooo:rsid="001fce07" style:font-size-asian="12pt" style:font-weight-asian="normal" style:font-size-complex="12pt" style:font-weight-complex="normal"/>
    </style:style>
    <style:style style:name="P24" style:family="paragraph" style:parent-style-name="Text_20_body">
      <style:text-properties fo:font-size="20pt" fo:font-weight="bold" officeooo:rsid="001fce07" officeooo:paragraph-rsid="001fce07" style:font-size-asian="20pt" style:font-weight-asian="bold" style:font-size-complex="20pt" style:font-weight-complex="bold"/>
    </style:style>
    <style:style style:name="P25" style:family="paragraph" style:parent-style-name="Text_20_body" style:list-style-name="L3">
      <style:text-properties fo:font-weight="normal" officeooo:rsid="001fce07" officeooo:paragraph-rsid="001fce07" style:font-size-asian="12pt" style:font-weight-asian="normal" style:font-weight-complex="normal"/>
    </style:style>
    <style:style style:name="P26" style:family="paragraph" style:parent-style-name="Text_20_body" style:list-style-name="L4">
      <style:text-properties fo:font-weight="normal" officeooo:rsid="001fce07" officeooo:paragraph-rsid="001fce07" style:font-size-asian="12pt" style:font-weight-asian="normal" style:font-weight-complex="normal"/>
    </style:style>
    <style:style style:name="P27" style:family="paragraph" style:parent-style-name="Text_20_body">
      <style:text-properties fo:font-weight="bold" officeooo:rsid="0021b111" officeooo:paragraph-rsid="0021b111" style:font-size-asian="12pt" style:font-weight-asian="bold" style:font-weight-complex="bold"/>
    </style:style>
    <style:style style:name="P28" style:family="paragraph" style:parent-style-name="Text_20_body">
      <style:text-properties fo:font-weight="normal" officeooo:rsid="0021b111" officeooo:paragraph-rsid="0021b111" style:font-size-asian="12pt" style:font-weight-asian="normal" style:font-weight-complex="normal"/>
    </style:style>
    <style:style style:name="P29" style:family="paragraph" style:parent-style-name="Text_20_body">
      <style:text-properties fo:font-size="12pt" fo:font-weight="bold" officeooo:rsid="0023a8c7" officeooo:paragraph-rsid="0023a8c7" style:font-size-asian="10.5pt" style:font-weight-asian="bold" style:font-size-complex="12pt" style:font-weight-complex="bold"/>
    </style:style>
    <style:style style:name="P30" style:family="paragraph" style:parent-style-name="Text_20_body">
      <style:text-properties fo:font-size="12pt" fo:font-weight="normal" officeooo:rsid="001fce07" officeooo:paragraph-rsid="001fce07" style:font-size-asian="10.5pt" style:font-weight-asian="normal" style:font-size-complex="12pt" style:font-weight-complex="normal"/>
    </style:style>
    <style:style style:name="P31" style:family="paragraph" style:parent-style-name="Text_20_body" style:list-style-name="L5">
      <style:text-properties fo:font-size="12pt" fo:font-weight="normal" officeooo:rsid="001fce07" officeooo:paragraph-rsid="001fce07" style:font-size-asian="10.5pt" style:font-weight-asian="normal" style:font-size-complex="12pt" style:font-weight-complex="normal"/>
    </style:style>
    <style:style style:name="P32" style:family="paragraph" style:parent-style-name="Text_20_body">
      <style:text-properties fo:font-size="12pt" fo:font-weight="bold" officeooo:rsid="0023a8c7" officeooo:paragraph-rsid="00249925" style:font-size-asian="10.5pt" style:font-weight-asian="bold" style:font-size-complex="12pt" style:font-weight-complex="bold"/>
    </style:style>
    <style:style style:name="P33" style:family="paragraph" style:parent-style-name="Text_20_body">
      <style:text-properties fo:font-size="12pt" fo:font-weight="normal" officeooo:rsid="0023a8c7" officeooo:paragraph-rsid="00249925" style:font-size-asian="10.5pt" style:font-weight-asian="normal" style:font-size-complex="12pt" style:font-weight-complex="normal"/>
    </style:style>
    <style:style style:name="P34" style:family="paragraph" style:parent-style-name="Text_20_body" style:list-style-name="L6">
      <style:text-properties fo:font-size="12pt" fo:font-weight="normal" officeooo:rsid="0023a8c7" officeooo:paragraph-rsid="0023a8c7" style:font-size-asian="10.5pt" style:font-weight-asian="normal" style:font-size-complex="12pt" style:font-weight-complex="normal"/>
    </style:style>
    <style:style style:name="P35" style:family="paragraph" style:parent-style-name="Text_20_body" style:list-style-name="L7">
      <style:text-properties fo:font-weight="normal" officeooo:rsid="0023a8c7" style:font-weight-asian="normal" style:font-weight-complex="normal"/>
    </style:style>
    <style:style style:name="P36" style:family="paragraph" style:parent-style-name="Text_20_body" style:list-style-name="L8">
      <style:text-properties fo:font-weight="normal" officeooo:rsid="0023a8c7" style:font-weight-asian="normal" style:font-weight-complex="normal"/>
    </style:style>
    <style:style style:name="P37" style:family="paragraph" style:parent-style-name="Text_20_body">
      <style:text-properties fo:font-size="12pt" fo:font-weight="normal" officeooo:rsid="0023a8c7" officeooo:paragraph-rsid="0023a8c7" style:font-size-asian="10.5pt" style:font-weight-asian="normal" style:font-size-complex="12pt" style:font-weight-complex="normal"/>
    </style:style>
    <style:style style:name="P38" style:family="paragraph" style:parent-style-name="Text_20_body">
      <style:text-properties fo:font-size="12pt" fo:font-weight="bold" officeooo:rsid="00249925" officeooo:paragraph-rsid="00249925" style:font-size-asian="10.5pt" style:font-weight-asian="bold" style:font-size-complex="12pt" style:font-weight-complex="bold"/>
    </style:style>
    <style:style style:name="P39" style:family="paragraph" style:parent-style-name="Text_20_body">
      <style:text-properties fo:font-size="12pt" fo:font-weight="normal" officeooo:rsid="00249925" officeooo:paragraph-rsid="00249925" style:font-size-asian="10.5pt" style:font-weight-asian="normal" style:font-size-complex="12pt" style:font-weight-complex="normal"/>
    </style:style>
    <style:style style:name="P40" style:family="paragraph" style:parent-style-name="Text_20_body">
      <style:text-properties fo:font-size="12pt" fo:font-weight="normal" officeooo:rsid="001fce07" officeooo:paragraph-rsid="001fce0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bold" officeooo:rsid="002313a1" officeooo:paragraph-rsid="002313a1"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normal" officeooo:paragraph-rsid="002313a1"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officeooo:paragraph-rsid="002313a1"/>
    </style:style>
    <style:style style:name="P44" style:family="paragraph" style:parent-style-name="Standard">
      <style:paragraph-properties fo:text-align="start" style:justify-single-word="false"/>
      <style:text-properties fo:font-weight="bold" officeooo:rsid="002313a1" officeooo:paragraph-rsid="002313a1" style:font-weight-asian="bold" style:font-weight-complex="bold"/>
    </style:style>
    <style:style style:name="P45" style:family="paragraph" style:parent-style-name="Text_20_body">
      <style:paragraph-properties fo:text-align="start" style:justify-single-word="false"/>
      <style:text-properties officeooo:rsid="002313a1" officeooo:paragraph-rsid="002313a1"/>
    </style:style>
    <style:style style:name="P46" style:family="paragraph" style:parent-style-name="Text_20_body" style:list-style-name="L9">
      <style:paragraph-properties fo:text-align="start" style:justify-single-word="false"/>
      <style:text-properties fo:font-weight="normal" officeooo:rsid="002313a1" officeooo:paragraph-rsid="002313a1" style:font-weight-asian="normal" style:font-weight-complex="normal"/>
    </style:style>
    <style:style style:name="P47" style:family="paragraph" style:parent-style-name="Text_20_body" style:list-style-name="L10">
      <style:text-properties fo:font-weight="normal" officeooo:rsid="002313a1" style:font-weight-asian="normal" style:font-weight-complex="normal"/>
    </style:style>
    <style:style style:name="P48" style:family="paragraph" style:parent-style-name="Standard">
      <style:paragraph-properties fo:text-align="start" style:justify-single-word="false"/>
      <style:text-properties officeooo:rsid="002313a1" officeooo:paragraph-rsid="002313a1"/>
    </style:style>
    <style:style style:name="P49" style:family="paragraph" style:parent-style-name="Standard">
      <style:paragraph-properties fo:text-align="start" style:justify-single-word="false"/>
      <style:text-properties fo:font-size="12pt" fo:font-weight="bold" officeooo:rsid="002313a1" officeooo:paragraph-rsid="002313a1"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313a1" officeooo:paragraph-rsid="002313a1" style:font-size-asian="10.5pt" style:font-weight-asian="normal" style:font-size-complex="12pt" style:font-weight-complex="normal"/>
    </style:style>
    <style:style style:name="P51" style:family="paragraph" style:parent-style-name="Text_20_body" style:list-style-name="L11">
      <style:text-properties fo:font-weight="normal" officeooo:rsid="002313a1" style:font-weight-asian="normal" style:font-weight-complex="normal"/>
    </style:style>
    <style:style style:name="P52" style:family="paragraph" style:parent-style-name="Text_20_body">
      <style:text-properties fo:font-weight="normal" officeooo:rsid="002313a1" style:font-weight-asian="normal" style:font-weight-complex="normal"/>
    </style:style>
    <style:style style:name="P53" style:family="paragraph" style:parent-style-name="Text_20_body">
      <style:text-properties fo:font-size="20pt" fo:font-weight="bold" officeooo:rsid="002313a1" style:font-size-asian="20pt" style:font-weight-asian="bold" style:font-size-complex="20pt" style:font-weight-complex="bold"/>
    </style:style>
    <style:style style:name="P54" style:family="paragraph" style:parent-style-name="Text_20_body">
      <style:text-properties fo:font-weight="bold" officeooo:rsid="002313a1" officeooo:paragraph-rsid="002313a1" style:font-weight-asian="bold" style:font-weight-complex="bold"/>
    </style:style>
    <style:style style:name="P55" style:family="paragraph" style:parent-style-name="Text_20_body">
      <style:text-properties fo:font-weight="normal" officeooo:rsid="002313a1" officeooo:paragraph-rsid="002313a1" style:font-weight-asian="normal" style:font-weight-complex="normal"/>
    </style:style>
    <style:style style:name="P56" style:family="paragraph" style:parent-style-name="Text_20_body" style:list-style-name="L12">
      <style:text-properties fo:font-weight="normal" officeooo:rsid="002313a1" style:font-weight-asian="normal" style:font-weight-complex="normal"/>
    </style:style>
    <style:style style:name="P57" style:family="paragraph" style:parent-style-name="Text_20_body">
      <style:text-properties fo:font-weight="bold" officeooo:rsid="0023a8c7" officeooo:paragraph-rsid="0023a8c7" style:font-weight-asian="bold" style:font-weight-complex="bold"/>
    </style:style>
    <style:style style:name="P58" style:family="paragraph" style:parent-style-name="Text_20_body">
      <style:text-properties fo:font-weight="normal" officeooo:rsid="0023a8c7" officeooo:paragraph-rsid="0023a8c7" style:font-weight-asian="normal" style:font-weight-complex="normal"/>
    </style:style>
    <style:style style:name="P59" style:family="paragraph" style:parent-style-name="Text_20_body" style:list-style-name="L13">
      <style:text-properties fo:font-weight="normal" officeooo:rsid="0023a8c7" style:font-weight-asian="normal" style:font-weight-complex="normal"/>
    </style:style>
    <style:style style:name="P60" style:family="paragraph" style:parent-style-name="Text_20_body">
      <style:text-properties fo:font-weight="normal" officeooo:rsid="0023a8c7" style:font-weight-asian="normal" style:font-weight-complex="normal"/>
    </style:style>
    <style:style style:name="P61" style:family="paragraph" style:parent-style-name="Text_20_body" style:list-style-name="L14">
      <style:text-properties fo:font-weight="normal" officeooo:rsid="0023a8c7" style:font-weight-asian="normal" style:font-weight-complex="normal"/>
    </style:style>
    <style:style style:name="P62" style:family="paragraph" style:parent-style-name="Text_20_body">
      <style:text-properties fo:font-size="12pt" fo:font-weight="normal" officeooo:rsid="0024e36e" officeooo:paragraph-rsid="0023a8c7" style:font-size-asian="10.5pt" style:font-weight-asian="normal" style:font-size-complex="12pt" style:font-weight-complex="normal"/>
    </style:style>
    <style:style style:name="T1" style:family="text">
      <style:text-properties officeooo:rsid="001c4f2d"/>
    </style:style>
    <style:style style:name="T2" style:family="text">
      <style:text-properties fo:font-size="12pt" fo:font-weight="normal" officeooo:rsid="001c4f2d" style:font-size-asian="10.5pt" style:font-weight-asian="normal" style:font-size-complex="12pt" style:font-weight-complex="normal"/>
    </style:style>
    <style:style style:name="T3" style:family="text">
      <style:text-properties officeooo:rsid="001d637d"/>
    </style:style>
    <style:style style:name="T4" style:family="text">
      <style:text-properties officeooo:rsid="001f6755"/>
    </style:style>
    <style:style style:name="T5" style:family="text">
      <style:text-properties fo:font-size="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2313a1" style:font-size-asian="12pt" style:font-weight-asian="normal" style:font-size-complex="12pt" style:font-weight-complex="normal"/>
    </style:style>
    <style:style style:name="T8"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1</text:p>
      <text:p text:style-name="P2"/>
      <text:p text:style-name="P3"/>
      <text:p text:style-name="P3"/>
      <text:p text:style-name="P3"/>
      <text:p text:style-name="P3"/>
      <text:p text:style-name="P3">Questions 1 :</text:p>
      <text:p text:style-name="P4">L’entreprise créé par M. Bonnay est une entreprise qui veut révolutionner les voyages qui sont jugé trop simpliste et peu novateur. En effet l’entreprise souhaite devenir un pont numérique entre les voyageurs et les agences locales, ça offre au voyageurs une expérience sur mesure </text:p>
      <text:p text:style-name="P3"/>
      <text:p text:style-name="P3">Questions 2 :</text:p>
      <text:p text:style-name="P4">Les acteurs principaux sont les agences locales, qui fournisse une expertise ainsi que des voyages, </text:p>
      <text:p text:style-name="P4">les voyageurs <text:span text:style-name="T1">qui sont les acteurs les plus important, Bpifrance &amp; Banque qui sont des partenaires financiers. </text:span></text:p>
      <text:p text:style-name="P5"/>
      <text:p text:style-name="P6">Questions 3 :</text:p>
      <text:p text:style-name="P7"><text:span text:style-name="T2">Les agences locales sont des partenaires essentiels et</text:span> proposent les circuits, reçoivent les clients de Daleko, <text:span text:style-name="T1">les voyageurs sont les clients essentiels car ils utilisent la plateforme pour réservé des voyages. Enfin Bpifrance &amp; Banque se sont occupé de lancement </text:span><text:span text:style-name="T3">du projet et le soutien pour l’innovation des nouvelles technologies.</text:span></text:p>
      <text:p text:style-name="P8"/>
      <text:p text:style-name="P8">I. Identifier les relations entre l’entreprise et les ménages.</text:p>
      <text:p text:style-name="P9"/>
      <text:p text:style-name="P10">Questions 1 :</text:p>
      <text:p text:style-name="P11">Les attentes des nouveaux consommateurs veulent accéder a tout les contenu qu’il souhaitent partout dans les mondes et a tout moment, il souhaite gérer et modifier leurs voyages en toute sécurité, enfin ils souhaitent pourvoir accéder au contenu sur leurs smartphone </text:p>
      <text:p text:style-name="P11"/>
      <text:p text:style-name="P10">Questions 2 :</text:p>
      <text:p text:style-name="P12">Les consommateurs souhaite avoir une offre taillée sur mesure et ou l’utilisateur voit clairement la valeur qu’ajoute la plateforme, ils veulent avoir des solutions et des outils pour gérer et modifier les voyages et enfin <text:span text:style-name="T4">la possibilité d’une dimensions mobile</text:span></text:p>
      <text:p text:style-name="P13"/>
      <text:p text:style-name="P14">Questions 3 :</text:p>
      <text:p text:style-name="P15">Quand le moral est élevé les ménages sont plus optimiste sur leurs situations financières, ça inscite les ménages a consommer plus. Ça affecte aussi le fait de partir en vacances si les moral est bon les ménages voudront partir en vacances </text:p>
      <text:p text:style-name="P8"/>
      <text:h text:style-name="P16" text:outline-level="2">Questions 4 :</text:h>
      <text:p text:style-name="P17">La principale activité économique d’un ménage est la consommation. En achetant des biens et services (y compris des voyages), les ménages agissent comme un moteur essentiel de la croissance française, stimulant l'activité des entreprises et l'investissement.</text:p>
      <text:p text:style-name="P17"/>
      <text:p text:style-name="P18"><text:soft-page-break/>Questions 5 :</text:p>
      <text:p text:style-name="P19"><text:span text:style-name="T5">Les revenus d'activité : Il s'agit des salaires versés par les entreprises en échange de leur travail, ainsi que des revenus des indépendants. </text:span>Les revenus de transfert : Ce sont les revenus redistribués par l'État (pensions de retraite, allocations chômage, prestations sociales) qui complètent ou remplacent les revenus du travail.</text:p>
      <text:p text:style-name="P19"/>
      <text:p text:style-name="P20">Questions 6 :</text:p>
      <text:h text:style-name="P21" text:outline-level="3">Flux Monétaires </text:h>
      <text:list text:style-name="L1">
        <text:list-item>
          <text:p text:style-name="P22">L'argent va des ménages vers les entreprises : C'est le paiement pour les biens et services (ex: le prix du voyage).</text:p>
        </text:list-item>
        <text:list-item>
          <text:p text:style-name="P22">L'argent va des entreprises vers les ménages : Ce sont les salaires versés pour le travail.</text:p>
        </text:list-item>
      </text:list>
      <text:h text:style-name="P21" text:outline-level="3">Flux Réels</text:h>
      <text:list text:style-name="L2">
        <text:list-item>
          <text:p text:style-name="P23">Les biens/services vont des entreprises vers les ménages : C'est la prestation du voyage.</text:p>
        </text:list-item>
        <text:list-item>
          <text:p text:style-name="P23">Le travail va des ménages vers les entreprises : C'est la main-d'œuvre fournie par les employés.</text:p>
        </text:list-item>
      </text:list>
      <text:p text:style-name="P20"/>
      <text:p text:style-name="P24">II. Identifier les relations avec les autres entreprises</text:p>
      <text:p text:style-name="P20">Questions 1 : </text:p>
      <text:p text:style-name="P19">Daleko doit collaborer directement avec les entreprises locales qui sont les prestataires de services (agences locales, hébergeurs, organisateurs d'activités, transporteurs, etc.). Ces entreprises fournissent le contenu des voyages (les circuits, les activités, l'hébergement) que Daleko distribue via sa plateforme. </text:p>
      <text:p text:style-name="P19"/>
      <text:p text:style-name="P20">Questions 2 :</text:p>
      <text:p text:style-name="P19">La relation de Daleko se distingue par :</text:p>
      <text:list text:style-name="L3">
        <text:list-item>
          <text:p text:style-name="P25">Indépendance et Valorisation : Daleko permet aux entreprises locales d'exister comme « prestataires fiables et indépendants », valorisant leur expertise locale et leur capacité à proposer une « autre idée du voyage ».</text:p>
        </text:list-item>
      </text:list>
      <text:list text:style-name="L4">
        <text:list-item>
          <text:p text:style-name="P26">Absence d'Intermédiaire : Daleko est une plateforme de mise en relation directe entre le prestataire et le consommateur, contrairement aux géants qui utilisaient les entreprises locales comme de « simples fournisseurs des mastodontes » </text:p>
        </text:list-item>
      </text:list>
      <text:p text:style-name="P19"/>
      <text:p text:style-name="P19"/>
      <text:p text:style-name="P19"/>
      <text:p text:style-name="P19"/>
      <text:p text:style-name="P20"><text:soft-page-break/>Questions 3 :</text:p>
      <text:p text:style-name="P19">La participation à un salon professionnel comme celui-ci est essentielle pour l'expansion et la veille de Daleko. Elle permet à l'entreprise de rencontrer et de recruter de nouveaux prestataires locaux, notamment ceux des zones éloignées, afin d'élargir son offre de 40 destinations. C'est également une occasion de prendre connaissance des nouvelles activités et des tendances du secteur, assurant ainsi sa compétitivité.</text:p>
      <text:p text:style-name="P19"/>
      <text:p text:style-name="P20">Questions 4 :</text:p>
      <text:p text:style-name="P19">Les exposants sont des professionnels du tourisme dont l'activité principale est la commercialisation de services touristiques. Ils proposent directement aux visiteurs et aux autres professionnels des offres, des réductions et des activités variées sur le territoire, allant de l'hébergement aux excursions et aux visites d'îles, témoignant de la bonne santé du secteur. </text:p>
      <text:p text:style-name="P19"/>
      <text:p text:style-name="P27">Questions 5 :</text:p>
      <text:p text:style-name="P28">Une relation de partenariat commercial s'établit entre Daleko, l'outil de distribution, et les exposants, les fournisseurs de services. Daleko fournit un accès à une clientèle qu'elle met en relation directe avec les entreprises locales. En retour, les prestataires locaux fournissent le contenu du voyage. <text:s/></text:p>
      <text:p text:style-name="P28"/>
      <text:p text:style-name="P27">Questions 6 :</text:p>
      <text:p text:style-name="P28">La principale activité économique d’une entreprise, par opposition à celle du ménage, est la Production de biens et/ou de services. Pour Daleko et ses partenaires, cela correspond à la production de services de prestations touristiques. </text:p>
      <text:p text:style-name="P19"/>
      <text:p text:style-name="P24">III. Identifier les relations entre l’entreprise et les banques</text:p>
      <text:p text:style-name="P29">Questions 1 :</text:p>
      <text:p text:style-name="P30">Les acteurs concernés par ces offres de services sont : </text:p>
      <text:list text:style-name="L5">
        <text:list-item>
          <text:p text:style-name="P31">Le Fournisseur de Service (Le Prêteur) </text:p>
        </text:list-item>
        <text:list-item>
          <text:p text:style-name="P31">Le Client (L'Emprunteur) </text:p>
        </text:list-item>
      </text:list>
      <text:p text:style-name="P32">Questions 2 :</text:p>
      <text:p text:style-name="P33">Ce financement est destiné à couvrir divers besoins d'investissement : </text:p>
      <text:list text:style-name="L6">
        <text:list-item>
          <text:p text:style-name="P34">Acquisition </text:p>
        </text:list-item>
      </text:list>
      <text:list text:style-name="L7">
        <text:list-item>
          <text:p text:style-name="P35">Transfert/Reprise </text:p>
        </text:list-item>
      </text:list>
      <text:list text:style-name="L8">
        <text:list-item>
          <text:p text:style-name="P36">Modernisation</text:p>
        </text:list-item>
      </text:list>
      <text:p text:style-name="P37"><text:soft-page-break/></text:p>
      <text:p text:style-name="P38">Questions 3 :</text:p>
      <text:p text:style-name="P39">Ces services de financement sont indispensables car ils permettent à l'entreprise de réaliser des investissements stratégiques qui sont généralement trop coûteux pour être financés par la seule trésorerie. En contractant un crédit, l'entreprise a les outils nécessaires à sa production, s'installer ou se moderniser. </text:p>
      <text:p text:style-name="P38">Questions 5 :</text:p>
      <text:p text:style-name="P37">Les banques sont des acteurs majeurs car elles sont au cœur du mécanisme de financement de l'économie. </text:p>
      <text:p text:style-name="P27">Questions 6 :</text:p>
      <text:p text:style-name="P40">Le marché financier permet la confrontation entre l'offre et la demande de capitaux. C'est l'endroit où les entreprises peuvent lever des capitaux en émettant des titres et où les investisseurs peuvent placer leurs fonds. </text:p>
      <text:p text:style-name="P8"/>
      <text:p text:style-name="P41">Questions 7 :</text:p>
      <text:p text:style-name="P42">Les entreprises ont besoin de recourir au marché financier car elles ont besoin de capitaux extérieurs pour se développer et mener à bien des projets d'envergure. </text:p>
      <text:p text:style-name="P43"><text:span text:style-name="T6">Le marché financier est une </text:span><text:span text:style-name="T7">source de </text:span>financement alternative ou complémentaire à l'emprunt bancaire classique. </text:p>
      <text:p text:style-name="P43"/>
      <text:p text:style-name="P43"/>
      <text:p text:style-name="P43"/>
      <text:p text:style-name="P44">Questions 8 :</text:p>
      <text:p text:style-name="P45">Les acteurs concernés par une levée de fonds sont :</text:p>
      <text:list text:style-name="L9">
        <text:list-item>
          <text:p text:style-name="P46">L'entreprise émettrice </text:p>
        </text:list-item>
      </text:list>
      <text:list text:style-name="L10">
        <text:list-item>
          <text:p text:style-name="P47">Les investisseurs</text:p>
        </text:list-item>
        <text:list-item>
          <text:p text:style-name="P47">Les banques </text:p>
        </text:list-item>
      </text:list>
      <text:p text:style-name="P48"/>
      <text:p text:style-name="P49">Questions 9 :</text:p>
      <text:p text:style-name="P50">Le développement des marchés financiers a renforcé la relation car les banques ont développé de nouvelles activités pour aider les entreprises. Leur rôle ne se limite plus au simple prêt :</text:p>
      <text:list text:style-name="L11">
        <text:list-item>
          <text:p text:style-name="P51">Conseil en amont : Elles conseillent l'entreprise sur le montage du dossier, le choix des instruments financiers <text:s/>et les conditions d'émission .</text:p>
        </text:list-item>
        <text:list-item>
          <text:p text:style-name="P51">Rôle de Placeur : Elles agissent comme intermédiaire pour vendre les titres émis par l'entreprise auprès des investisseurs.</text:p>
        </text:list-item>
      </text:list>
      <text:p text:style-name="P52"/>
      <text:p text:style-name="P53">IV. Identifier les relations entre l’entreprise et l’état</text:p>
      <text:p text:style-name="P54">Questions 1 :</text:p>
      <text:p text:style-name="P55"><text:soft-page-break/>Le déploiement du Très Haut Débit sur l'ensemble du territoire, est un enjeu stratégique pour les entreprises. Cette infrastructure moderne permet de renforcer la compétitivité de l'économie française en offrant aux entreprises comme Daleko un accès performant à Internet, indispensable pour développer des services numériques </text:p>
      <text:p text:style-name="P55"/>
      <text:p text:style-name="P54">Questions 2 :</text:p>
      <text:p text:style-name="P55">L'État rend plusieurs services cruciaux aux entreprises, qui peuvent être observés dans les documents :</text:p>
      <text:list text:style-name="L12">
        <text:list-item>
          <text:p text:style-name="P56">Soutien au financement et à l'innovation : L'État agit comme investisseur via des organismes comme Bpifrance. </text:p>
        </text:list-item>
        <text:list-item>
          <text:p text:style-name="P56">Fourniture d'infrastructures : L'État investit massivement pour déployer les infrastructures stratégiques comme le Très Haut Débit, qui est esssentiel pour le commerce en ligne et l'e-tourisme.</text:p>
        </text:list-item>
        <text:list-item>
          <text:p text:style-name="P56">Autres services : Au-delà de ces aides directes, l'État fournit le cadre légal et réglementaire indispensable pour opérer, assure la sécurité et finance les systèmes d'éducation et de formation qui fournissent les ressources humaines aux entreprises.</text:p>
        </text:list-item>
      </text:list>
      <text:p text:style-name="P55"/>
      <text:p text:style-name="P54">Questions 3 :</text:p>
      <text:p text:style-name="P55">La contrepartie principale de ces services est le versement d'impôts et de taxes obligatoires par les entreprises . Ces prélèvements financent l'ensemble des services publics et des infrastructures dont l'entreprise bénéficie. Dans le cas d'un investissement de Bpifrance, l'État reçoit également une participation au capital de l'entreprise, lui donnant droit à une partie des bénéfices futurs </text:p>
      <text:p text:style-name="P55"/>
      <text:p text:style-name="P57">Questions 4 :</text:p>
      <text:p text:style-name="P58">La relation entre l'entreprise et l'État s'illustre par un flux circulaire où les rôles s'échangent.</text:p>
      <text:list text:style-name="L13">
        <text:list-item>
          <text:p text:style-name="P59">L'État fournit à l'entreprise : Des flux réels sous forme de services publics et des flux monétaires sous forme d'aides financières, de subventions et d'investissements .</text:p>
        </text:list-item>
        <text:list-item>
          <text:p text:style-name="P59">L'entreprise fournit à l'État : Des flux monétaires sous forme d'impôts et de taxes qui financent les services publics.</text:p>
        </text:list-item>
      </text:list>
      <text:p text:style-name="P60"/>
      <text:p text:style-name="P57">Questions 5 :</text:p>
      <text:p text:style-name="P58">Le rôle économique de l'État est triple :<text:span text:style-name="T8"/></text:p>
      <text:list text:style-name="L14">
        <text:list-item>
          <text:p text:style-name="P61">Rôle d'Allocation : L'État intervient pour allouer les ressources en produisant des services non marchands et en investissant dans des infrastructures stratégiques.</text:p>
        </text:list-item>
        <text:list-item>
          <text:p text:style-name="P61">Rôle de Régulation : Il établit et fait respecter le cadre légal et réglementaire pour garantir une concurrence loyale et le bon fonctionnement des marchés.</text:p>
        </text:list-item>
        <text:list-item>
          <text:p text:style-name="P61">Rôle de Redistribution : Il prélève les impôts pour financer les services publics.</text:p>
        </text:list-item>
      </text:list>
      <text:p text:style-name="P6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14:29:21.491057000</meta:creation-date>
    <meta:generator>LibreOffice/25.2.7.2$Windows_X86_64 LibreOffice_project/5cbfd1ab6520636bb5f7b99185aa69bd7456825d</meta:generator>
    <dc:date>2025-12-03T14:13:33.989663500</dc:date>
    <meta:editing-duration>PT1H23M27S</meta:editing-duration>
    <meta:editing-cycles>4</meta:editing-cycles>
    <meta:document-statistic meta:table-count="0" meta:image-count="0" meta:object-count="0" meta:page-count="6" meta:paragraph-count="88" meta:word-count="1431" meta:character-count="9299" meta:non-whitespace-character-count="7950"/>
  </office:meta>
</office:document-meta>
</file>